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2" style:family="graphic" style:parent-style-name="standard" style:list-style-name="L1">
      <style:graphic-properties svg:stroke-width="0.106cm" svg:stroke-color="#000000" draw:marker-start-width="0.358cm" draw:marker-end-width="0.358cm" draw:fill-color="#c2e8f7" draw:textarea-horizontal-align="justify" draw:textarea-vertical-align="middle" draw:auto-grow-height="false" fo:min-height="2.187cm" fo:min-width="3.266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dbdfef" draw:textarea-horizontal-align="justify" draw:textarea-vertical-align="middle" draw:auto-grow-height="false" fo:min-height="2.888cm" fo:min-width="8.712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cccccc" draw:textarea-horizontal-align="justify" draw:textarea-vertical-align="middle" draw:auto-grow-height="false" fo:min-height="2.683cm" fo:min-width="6.38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f2f4c1" draw:textarea-horizontal-align="justify" draw:textarea-vertical-align="middle" draw:auto-grow-height="false" fo:min-height="2.683cm" fo:min-width="6.38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8cm" draw:marker-end-width="0.358cm" draw:fill-color="#ffe2bb" draw:textarea-horizontal-align="justify" draw:textarea-vertical-align="middle" draw:auto-grow-height="false" fo:min-height="1.997cm" fo:min-width="6.36cm" fo:padding-top="0.177cm" fo:padding-bottom="0.177cm" fo:padding-left="0.302cm" fo:padding-right="0.302cm"/>
    </style:style>
    <style:style style:name="gr7" style:family="graphic" style:parent-style-name="standard">
      <style:graphic-properties draw:stroke="dash" draw:stroke-dash="Dashed_20__28_var_29_" svg:stroke-width="0.106cm" svg:stroke-color="#000000" draw:marker-start-width="0.358cm" draw:marker-end-width="0.358cm" draw:fill-color="#f3f3f4" draw:textarea-horizontal-align="justify" draw:textarea-vertical-align="middle" draw:auto-grow-height="false" fo:min-height="1.332cm" fo:min-width="2.39cm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draw:marker-start-width="0.358cm" draw:marker-end="Arrow" draw:marker-end-width="0.206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svg:stroke-width="0.035cm" svg:stroke-color="#000000" draw:marker-start="Dimension_20_Lines" draw:marker-start-width="0.252cm" draw:marker-end="Symmetric_20_Arrow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 style:list-style-name="L1">
      <style:graphic-properties svg:stroke-width="0.106cm" svg:stroke-color="#000000" draw:marker-start-width="0.358cm" draw:marker-end-width="0.358cm" draw:fill-color="#c2e8f7" draw:textarea-horizontal-align="justify" draw:textarea-vertical-align="middle" draw:auto-grow-height="false" fo:min-height="2.187cm" fo:min-width="2.463cm" fo:padding-top="0.177cm" fo:padding-bottom="0.177cm" fo:padding-left="0.302cm" fo:padding-right="0.302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12pt" style:font-size-asian="12pt" style:font-size-complex="12pt"/>
    </style:style>
    <style:style style:name="P3" style:family="paragraph">
      <loext:graphic-properties draw:fill-color="#c2e8f7"/>
      <style:paragraph-properties fo:margin-left="0cm" fo:margin-right="0cm" fo:margin-top="0cm" fo:margin-bottom="0cm" fo:line-height="100%" fo:text-align="center" fo:text-indent="0cm"/>
      <style:text-properties style:font-name="Liberation Sans1" fo:font-size="12pt" style:font-size-asian="12pt" style:font-size-complex="12p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margin-top="0.102cm" fo:margin-bottom="0cm" fo:text-align="start"/>
      <style:text-properties fo:font-size="12pt" style:font-size-asian="12pt" style:font-size-complex="12pt"/>
    </style:style>
    <style:style style:name="P6" style:family="paragraph">
      <loext:graphic-properties draw:fill-color="#dbdfef"/>
      <style:paragraph-properties fo:text-align="start"/>
      <style:text-properties fo:font-size="12pt" style:font-size-asian="12pt" style:font-size-complex="12pt"/>
    </style:style>
    <style:style style:name="P7" style:family="paragraph">
      <loext:graphic-properties draw:fill-color="#cccccc"/>
      <style:paragraph-properties fo:text-align="start"/>
      <style:text-properties fo:font-size="12pt" style:font-size-asian="12pt" style:font-size-complex="12pt"/>
    </style:style>
    <style:style style:name="P8" style:family="paragraph">
      <loext:graphic-properties draw:fill-color="#f2f4c1"/>
      <style:paragraph-properties fo:text-align="start"/>
      <style:text-properties fo:font-size="12pt" style:font-size-asian="12pt" style:font-size-complex="12pt"/>
    </style:style>
    <style:style style:name="P9" style:family="paragraph">
      <style:paragraph-properties fo:text-align="start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ffe2bb"/>
      <style:paragraph-properties fo:text-align="start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3f3f4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</style:style>
    <style:style style:name="T1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Liberation Sans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10" draw:id="id10" draw:layer="layout" svg:width="0.254cm" svg:height="0.254cm" svg:x="5.867cm" svg:y="9.7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0.254cm" svg:height="0.254cm" svg:x="7.106cm" svg:y="1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0.254cm" svg:height="0.254cm" svg:x="6.928cm" svg:y="9.2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254cm" svg:height="0.254cm" svg:x="6.552cm" svg:y="6.3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254cm" svg:height="0.254cm" svg:x="6.504cm" svg:y="7.0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254cm" svg:height="0.254cm" svg:x="6.928cm" svg:y="3.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.528cm" svg:y="4.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3.869cm" svg:height="2.54cm" svg:x="9.498cm" svg:y="8.128cm">
          <text:p text:style-name="P2"><text:span text:style-name="T1">DHTID</text:span><text:span text:style-name="T2"> </text:span><text:span text:style-name="T3">(routing.py) </text:span></text:p>
          <text:p text:style-name="P2"><text:span text:style-name="T3">20bit integer type</text:span></text:p>
          <text:p text:style-name="P2"><text:span text:style-name="T3">for keys, nodes</text:span><text:span text:style-name="T3"><text:line-break/></text:span><text:span text:style-name="T3">and quer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9.542cm" svg:height="3.468cm" svg:x="4.682cm" svg:y="0.088cm">
          <text:p text:style-name="P4"><text:span text:style-name="T4">DHT</text:span><text:span text:style-name="T5"> (hivemind/dht/__init__.py)</text:span></text:p>
          <text:p text:style-name="P4"><text:span text:style-name="T6"><text:s text:c="2"/></text:span><text:span text:style-name="T6">high-level class with expert-oriented methods</text:span></text:p>
          <text:list text:style-name="L1">
            <text:list-item>
              <text:p text:style-name="P4"><text:span text:style-name="T5">declare_experts(uids)</text:span></text:p>
            </text:list-item>
            <text:list-item>
              <text:p text:style-name="P4"><text:span text:style-name="T5">get_experts(uids)→List[RemoteExpert]</text:span></text:p>
            </text:list-item>
            <text:list-item>
              <text:p text:style-name="P4"><text:span text:style-name="T5">top_k_alive(prefixes, k)</text:span></text:p>
            </text:list-item>
          </text:list>
          <text:p text:style-name="P5"><text:span text:style-name="T6">Runs DHTNode in a background 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83.78378378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2" draw:id="id2" draw:layer="layout" svg:width="7.194cm" svg:height="3.247cm" svg:x="1.442cm" svg:y="4.223cm">
          <text:p text:style-name="P4"><text:span text:style-name="T4">DHTNode</text:span><text:span text:style-name="T5"> (node.py)</text:span></text:p>
          <text:p text:style-name="P4"><text:span text:style-name="T6"><text:s text:c="2"/></text:span><text:span text:style-name="T6">kademlia logic in asyncio</text:span></text:p>
          <text:list text:style-name="L1">
            <text:list-item>
              <text:p text:style-name="P4"><text:span text:style-name="T5">set(key, metadata)</text:span></text:p>
            </text:list-item>
            <text:list-item>
              <text:p text:style-name="P4"><text:span text:style-name="T5">get(key)→metadata</text:span></text:p>
            </text:list-item>
          </text:list>
          <text:p text:style-name="P4"><text:span text:style-name="T7">Holds peers in </text:span><text:span text:style-name="T7">RoutingTable, talks</text:span></text:p>
          <text:p text:style-name="P4"><text:span text:style-name="T7">to them through </text:span><text:span text:style-name="T7">KademliaProtoc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83.78378378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4" draw:id="id4" draw:layer="layout" svg:width="7.194cm" svg:height="3.247cm" svg:x="9.542cm" svg:y="4.223cm">
          <text:p text:style-name="P4"><text:span text:style-name="T4">RoutingTable</text:span><text:span text:style-name="T5"> (routing.py)</text:span></text:p>
          <text:p text:style-name="P4"><text:span text:style-name="T6"><text:s text:c="2"/></text:span><text:span text:style-name="T6">maintains a list of peers</text:span></text:p>
          <text:list text:style-name="L1">
            <text:list-item>
              <text:p text:style-name="P4"><text:span text:style-name="T5">get_nearest_neighbors(node)</text:span></text:p>
            </text:list-item>
            <text:list-item>
              <text:p text:style-name="P4"><text:span text:style-name="T5">register_request_from/to(node)</text:span></text:p>
            </text:list-item>
            <text:list-item>
              <text:p text:style-name="P4"><text:span text:style-name="T5">get_nodes_to_refresh()</text:span></text:p>
            </text:list-item>
          </text:list>
          <text:p text:style-name="P4"><text:span text:style-name="T5">KBuckets based on XOR dista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83.78378378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xml:id="id6" draw:id="id6" draw:layer="layout" svg:width="7.218cm" svg:height="2.605cm" svg:x="1.44cm" svg:y="8.086cm">
          <text:p text:style-name="P9"><text:span text:style-name="T1">KademliaProtocol </text:span><text:span text:style-name="T3">(protocol.py)</text:span></text:p>
          <text:p text:style-name="P9"><text:span text:style-name="T8"><text:s text:c="2"/></text:span><text:span text:style-name="T8">DHT protocol based on rpcudp</text:span></text:p>
          <text:list text:style-name="L1">
            <text:list-item>
              <text:p text:style-name="P9"><text:span text:style-name="T2">PING(endpoint)→DHTID</text:span></text:p>
            </text:list-item>
            <text:list-item>
              <text:p text:style-name="P9"><text:span text:style-name="T2">STORE(key, value)</text:span></text:p>
            </text:list-item>
            <text:list-item>
              <text:p text:style-name="P9"><text:span text:style-name="T2">FIND_NODE/VALUE(key)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3.208cm" svg:height="1.9cm" svg:x="0.048cm" svg:y="0.872cm">
          <text:p text:style-name="P11"><text:span text:style-name="T9">Outside world:</text:span></text:p>
          <text:p text:style-name="P11"><text:span text:style-name="T9">Server, DMo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789846517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3" draw:layer="layout" svg:x1="4.53cm" svg:y1="2.048cm" svg:x2="3.386cm" svg:y2="2.053cm">
          <text:p/>
        </draw:line>
        <draw:line draw:style-name="gr8" draw:text-style-name="P13" draw:layer="layout" svg:x1="3.421cm" svg:y1="1.69cm" svg:x2="4.565cm" svg:y2="1.695cm">
          <text:p/>
        </draw:line>
        <draw:connector draw:style-name="gr9" draw:text-style-name="P11" draw:layer="layout" draw:line-skew="0.138cm" svg:x1="7.055cm" svg:y1="3.304cm" svg:x2="5.039cm" svg:y2="4.223cm" draw:start-shape="id1" draw:start-glue-point="2" draw:end-shape="id2" draw:end-glue-point="0" svg:d="M7055 3304v571h-2016v348" svg:viewBox="0 0 2017 920">
          <text:p/>
        </draw:connector>
        <draw:connector draw:style-name="gr9" draw:text-style-name="P11" draw:layer="layout" svg:x1="6.679cm" svg:y1="6.348cm" svg:x2="9.542cm" svg:y2="5.846cm" draw:start-shape="id3" draw:start-glue-point="0" draw:end-shape="id4" svg:d="M6679 6348v-502h2863" svg:viewBox="0 0 2864 503">
          <text:p/>
        </draw:connector>
        <draw:connector draw:style-name="gr9" draw:text-style-name="P11" draw:layer="layout" draw:line-skew="0.106cm" svg:x1="6.631cm" svg:y1="7.256cm" svg:x2="5.049cm" svg:y2="8.086cm" draw:start-shape="id5" draw:start-glue-point="2" draw:end-shape="id6" draw:end-glue-point="0" svg:d="M6631 7256v495h-1582v335" svg:viewBox="0 0 1583 831">
          <text:p/>
        </draw:connector>
        <draw:connector draw:style-name="gr9" draw:text-style-name="P11" draw:layer="layout" svg:x1="7.182cm" svg:y1="9.398cm" svg:x2="9.498cm" svg:y2="9.398cm" draw:start-shape="id7" draw:start-glue-point="1" draw:end-shape="id8" draw:end-glue-point="3" svg:d="M7182 9398h2316" svg:viewBox="0 0 2317 1">
          <text:p/>
        </draw:connector>
        <draw:custom-shape draw:style-name="gr10" draw:text-style-name="P3" xml:id="id9" draw:id="id9" draw:layer="layout" svg:width="3.066cm" svg:height="2.54cm" svg:x="13.698cm" svg:y="8.129cm">
          <text:p text:style-name="P2"><text:span text:style-name="T10">KBucket</text:span><text:span text:style-name="T2"> </text:span></text:p>
          <text:p text:style-name="P2"><text:span text:style-name="T3">(routing.py) </text:span></text:p>
          <text:p text:style-name="P2"><text:span text:style-name="T3">data structure</text:span></text:p>
          <text:p text:style-name="P2"><text:span text:style-name="T3">to store pe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1" draw:layer="layout" svg:x1="13.139cm" svg:y1="7.47cm" svg:x2="11.432cm" svg:y2="8.128cm" draw:start-shape="id4" draw:start-glue-point="2" draw:end-shape="id8" draw:end-glue-point="0" svg:d="M13139 7470v330h-1707v328" svg:viewBox="0 0 1708 659">
          <text:p/>
        </draw:connector>
        <draw:connector draw:style-name="gr9" draw:text-style-name="P11" draw:layer="layout" svg:x1="13.139cm" svg:y1="7.47cm" svg:x2="15.231cm" svg:y2="8.129cm" draw:start-shape="id4" draw:start-glue-point="2" draw:end-shape="id9" draw:end-glue-point="0" svg:d="M13139 7470v330h2092v329" svg:viewBox="0 0 2093 660">
          <text:p/>
        </draw:connector>
        <draw:connector draw:style-name="gr9" draw:text-style-name="P11" draw:layer="layout" draw:line-skew="-0.067cm" svg:x1="6.121cm" svg:y1="9.903cm" svg:x2="9.498cm" svg:y2="9.398cm" draw:start-shape="id10" draw:start-glue-point="1" draw:end-shape="id8" draw:end-glue-point="3" svg:d="M6121 9903h1595v-505h1782" svg:viewBox="0 0 3378 506">
          <text:p/>
        </draw:connector>
        <draw:connector draw:style-name="gr9" draw:text-style-name="P11" draw:layer="layout" draw:line-skew="-0.335cm" svg:x1="7.36cm" svg:y1="10.377cm" svg:x2="9.498cm" svg:y2="9.398cm" draw:start-shape="id11" draw:start-glue-point="1" draw:end-shape="id8" draw:end-glue-point="3" svg:d="M7360 10377h708v-979h1430" svg:viewBox="0 0 2139 980">
          <text:p/>
        </draw:connector>
        <presentation:notes draw:style-name="dp2">
          <office:forms form:automatic-focus="false" form:apply-design-mode="false"/>
          <draw:page-thumbnail draw:style-name="gr11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7.78cm" fo:page-height="10.92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527cm" svg:x="1cm" svg:y="3.509cm"/>
      <draw:page-thumbnail draw:layer="backgroundobjects" svg:width="8.999cm" svg:height="5.527cm" svg:x="1cm" svg:y="12.085cm"/>
      <draw:page-thumbnail draw:layer="backgroundobjects" svg:width="8.999cm" svg:height="5.527cm" svg:x="1cm" svg:y="20.661cm"/>
      <draw:page-thumbnail draw:layer="backgroundobjects" svg:width="8.999cm" svg:height="5.527cm" svg:x="11cm" svg:y="3.509cm"/>
      <draw:page-thumbnail draw:layer="backgroundobjects" svg:width="8.999cm" svg:height="5.527cm" svg:x="11cm" svg:y="12.085cm"/>
      <draw:page-thumbnail draw:layer="backgroundobjects" svg:width="8.999cm" svg:height="5.527cm" svg:x="11cm" svg:y="20.66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1T11:48:48.828327165</meta:creation-date>
    <dc:date>2020-04-19T02:43:26.556042633</dc:date>
    <meta:editing-duration>PT4H22M17S</meta:editing-duration>
    <meta:editing-cycles>54</meta:editing-cycles>
    <meta:generator>LibreOffice/6.0.7.3$Linux_X86_64 LibreOffice_project/00m0$Build-3</meta:generator>
    <meta:document-statistic meta:object-count="47"/>
  </office:meta>
</office:document-meta>
</file>